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zxx" fo:country="none" fo:font-weight="bold" officeooo:rsid="00149cbf" officeooo:paragraph-rsid="00149cbf" style:font-size-asian="22pt" style:language-asian="zxx" style:country-asian="none" style:font-weight-asian="bold" style:font-size-complex="22pt" style:language-complex="zxx" style:country-complex="none" style:font-weight-complex="bold"/>
    </style:style>
    <style:style style:name="P2" style:family="paragraph" style:parent-style-name="Standard">
      <style:paragraph-properties fo:text-align="center" style:justify-single-word="false"/>
      <style:text-properties fo:font-size="10.5pt" fo:language="zxx" fo:country="none" fo:font-weight="bold" officeooo:rsid="00149cbf" officeooo:paragraph-rsid="00149cbf" style:font-size-asian="9.14999961853027pt" style:language-asian="zxx" style:country-asian="none" style:font-weight-asian="bold" style:font-size-complex="10.5pt" style:language-complex="zxx" style:country-complex="none" style:font-weight-complex="bold"/>
    </style:style>
    <style:style style:name="P3" style:family="paragraph" style:parent-style-name="Standard">
      <style:paragraph-properties fo:text-align="start" style:justify-single-word="false"/>
      <style:text-properties fo:font-size="12pt" fo:language="zxx" fo:country="none" style:text-underline-style="none" fo:font-weight="bold" officeooo:rsid="00149cbf" officeooo:paragraph-rsid="00149cbf" style:font-size-asian="10.5pt" style:language-asian="zxx" style:country-asian="none" style:font-weight-asian="bold" style:font-size-complex="12pt" style:language-complex="zxx" style:country-complex="none" style:font-weight-complex="bold"/>
    </style:style>
    <style:style style:name="P4" style:family="paragraph" style:parent-style-name="Standard">
      <style:paragraph-properties fo:text-align="start" style:justify-single-word="false"/>
      <style:text-properties fo:font-size="12pt" fo:language="zxx" fo:country="none" style:text-underline-style="none" fo:font-weight="bold" officeooo:rsid="00170a8d" officeooo:paragraph-rsid="00170a8d" style:font-size-asian="10.5pt" style:language-asian="zxx" style:country-asian="none" style:font-weight-asian="bold" style:font-size-complex="12pt" style:language-complex="zxx" style:country-complex="none" style:font-weight-complex="bold"/>
    </style:style>
    <style:style style:name="P5" style:family="paragraph" style:parent-style-name="Standard">
      <style:paragraph-properties fo:text-align="start" style:justify-single-word="false"/>
      <style:text-properties fo:font-size="11pt" fo:language="zxx" fo:country="none" fo:font-weight="normal" officeooo:rsid="00149cbf" officeooo:paragraph-rsid="00149cbf" style:font-size-asian="11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bold" officeooo:rsid="00149cbf" officeooo:paragraph-rsid="00149cbf"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149cbf" officeooo:paragraph-rsid="00149cbf" style:font-size-asian="14pt" style:language-asian="zxx" style:country-asian="none" style:font-weight-asian="bold" style:font-size-complex="16pt" style:language-complex="zxx" style:country-complex="none" style:font-weight-complex="bold"/>
    </style:style>
    <style:style style:name="P8"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149cbf" officeooo:paragraph-rsid="00168af4" style:font-size-asian="14pt" style:language-asian="zxx" style:country-asian="none" style:font-weight-asian="bold" style:font-size-complex="16pt" style:language-complex="zxx" style:country-complex="none" style:font-weight-complex="bold"/>
    </style:style>
    <style:style style:name="P9"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168af4" officeooo:paragraph-rsid="00168af4" style:font-size-asian="14pt" style:language-asian="zxx" style:country-asian="none" style:font-weight-asian="bold" style:font-size-complex="16pt" style:language-complex="zxx" style:country-complex="none" style:font-weight-complex="bold"/>
    </style:style>
    <style:style style:name="P10"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170a8d" officeooo:paragraph-rsid="00170a8d" style:font-size-asian="14pt" style:language-asian="zxx" style:country-asian="none" style:font-weight-asian="bold" style:font-size-complex="16pt" style:language-complex="zxx" style:country-complex="none" style:font-weight-complex="bold"/>
    </style:style>
    <style:style style:name="T1" style:family="text">
      <style:text-properties fo:font-weight="normal" style:font-weight-asian="normal" style:font-weight-complex="normal"/>
    </style:style>
    <style:style style:name="T2" style:family="text">
      <style:text-properties fo:font-weight="normal" officeooo:rsid="00168af4" style:font-weight-asian="normal" style:font-weight-complex="normal"/>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168af4" style:font-size-asian="10.5pt" style:font-weight-asian="normal" style:font-size-complex="12pt" style:font-weight-complex="normal"/>
    </style:style>
    <style:style style:name="T5" style:family="text">
      <style:text-properties fo:font-size="12pt" style:text-underline-style="none" fo:font-weight="normal" officeooo:rsid="00170a8d" style:font-size-asian="10.5pt" style:font-weight-asian="normal" style:font-size-complex="12pt" style:font-weight-complex="normal"/>
    </style:style>
    <style:style style:name="T6"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omas CASSAGNES, Angelica FIGUEROA, Antoine FLICHY, Mathieu VALLICCIONI, Joël ZHU</text:p>
      <text:p text:style-name="P5">Groupe 48</text:p>
      <text:p text:style-name="P5">07/01/20</text:p>
      <text:p text:style-name="P5"/>
      <text:p text:style-name="P1">Charte de travail</text:p>
      <text:p text:style-name="P2"><text:span text:style-name="T1"/></text:p>
      <text:p text:style-name="P7"><text:span text:style-name="T1">Contexte :</text:span></text:p>
      <text:p text:style-name="P3"><text:span text:style-name="T1"><text:tab/>Nous avons premièrement défini le contexte dans lequel travailler. Premièrement les horaires (9h – 12h 13h – 18h en moyenne la semaine, et des horaires variables le samedi), ainsi que les endroits où travailler (à l’Ensimag en semaine et chez Antoine le samedi).</text:span></text:p>
      <text:p text:style-name="P3"><text:span text:style-name="T1"/></text:p>
      <text:p text:style-name="P3"><text:span text:style-name="T1"><text:tab/>Ensuite nous avons introduit quelques règles : Nous commençons chaque matin par un ScrumTalk de 20 minutes, ainsi qu’un autre dans l’après midi plus court pour conclure la matinée de travail. Nous avons de plus insisté sur la ponctualité car louper le ScrumTalk le matin forcerait à répeter aux retardataires ce qui a été dit, ce qui est une perte de temps facile à éviter.</text:span></text:p>
      <text:p text:style-name="P3"><text:span text:style-name="T1"/></text:p>
      <text:p text:style-name="P3"><text:span text:style-name="T1"><text:tab/></text:span><text:span text:style-name="T2">Enfin, nous avons choisi l'environnement de développement Eclipse, car il est connu de tous et facile d'utilisation.</text:span></text:p>
      <text:p text:style-name="P3"><text:span text:style-name="T1"/></text:p>
      <text:p text:style-name="P7"><text:span text:style-name="T1">Méthode de communication :</text:span></text:p>
      <text:p text:style-name="P7"><text:span text:style-name="T3"><text:tab/>Nous avons introduits plusieurs règles qui permettent une bonne communication au sein de l’équipe. Premièrement, le ScrumTalk le matin cité plus haut nous donne l’avantage de savoir ce que fait chaque collègue au quotidien. Ensuite, nous conversons chaque jour sur un groupe messenger où nous sommes tous les cinq dessus, ce qui permet un échange d’information rapide, sur par exemple dans quelle salle travailler, ou sur un changement d’emploi du temps.</text:span></text:p>
      <text:p text:style-name="P7"><text:span text:style-name="T3"/></text:p>
      <text:p text:style-name="P7"><text:span text:style-name="T1">Forces et faiblesses :</text:span></text:p>
      <text:p text:style-name="P7"><text:span text:style-name="T6"><text:tab/></text:span><text:span text:style-name="T3">Malgrès que pas tous les membres de l’équipe se connaissent, cela n’a pas été considéré comme étant un problème, et nous nous sommes présentés chacun notre tour, en utilisant le formulaire donné à la page 33 du sujet. Cela nous a permis de connaître les facilités et difficultés de chacun. </text:span><text:span text:style-name="T4">Il en est ressorti différents rôles attribués:</text:span></text:p>
      <text:p text:style-name="P8"><text:span text:style-name="T4"><text:tab/>Premièrement, Antoine a été élu chef d’équipe à majorité absolue par l’ensemble de l’équipe, car il a la faculté de s’adapter aux situations les plus stressantes, il a de plus été nommé responsable de l'environnement de développement, car il est la personne qui connaît le plus Eclipse.</text:span></text:p>
      <text:p text:style-name="P9"><text:span text:style-name="T3">Ensuite Thomas </text:span><text:span text:style-name="T5">a été nommé responsable assembleur, Angelica et Joël ont été nommés responsables Java, car ils sont ceux qui ont le plus de compétence dans ce langage. Mathieu a été nommé responsable Scrum et shell. En plus de ça Joël a été nommé responsable planner, il s'occupera de l'actualiser régulièrement.</text:span></text:p>
      <text:p text:style-name="P9"><text:span text:style-name="T5"/></text:p>
      <text:p text:style-name="P10"><text:span text:style-name="T1">Conclusion :</text:span></text:p>
      <text:p text:style-name="P4"><text:span text:style-name="T1"><text:tab/>Pour conclure, nous avons instauré différentes règles qui, si elles sont correctement appliquées, permetteront d'avoir une productivité optimale. </text:span></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16:36:33.263726494</meta:creation-date>
    <dc:date>2020-01-07T17:16:21.745061305</dc:date>
    <meta:editing-duration>PT7M20S</meta:editing-duration>
    <meta:editing-cycles>1</meta:editing-cycles>
    <meta:document-statistic meta:table-count="0" meta:image-count="0" meta:object-count="0" meta:page-count="1" meta:paragraph-count="16" meta:word-count="395" meta:character-count="2477" meta:non-whitespace-character-count="2088"/>
    <meta:generator>LibreOffice/5.3.6.1$Linux_X86_64 LibreOffice_project/30$Build-1</meta:generator>
  </office:meta>
</office:document-meta>
</file>